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6])" office:value-type="float" office:value="0.0000328562169314411" calcext:value-type="float">
            <text:p>3.28562169314411E-05</text:p>
          </table:table-cell>
          <table:table-cell table:formula="of:=AVERAGE([.J2:.J6])" office:value-type="float" office:value="0.0000528768241564455" calcext:value-type="float">
            <text:p>5.28768241564455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2:37:39.92754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17T13:18:21.321952936</dc:date>
    <meta:editing-duration>PT10H41S</meta:editing-duration>
    <meta:editing-cycles>10</meta:editing-cycles>
    <meta:generator>LibreOffice/7.0.4.2$Linux_X86_64 LibreOffice_project/00$Build-2</meta:generator>
    <meta:document-statistic meta:table-count="1" meta:cell-count="112" meta:object-count="0"/>
  </office:meta>
</office:document-meta>
</file>